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8177d" officeooo:paragraph-rsid="0018177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264e02" officeooo:paragraph-rsid="0018177d"/>
    </style:style>
    <style:style style:name="P3" style:family="paragraph" style:parent-style-name="Standard">
      <style:text-properties fo:font-weight="bold" officeooo:rsid="00264e02" officeooo:paragraph-rsid="0018177d" style:font-weight-asian="bold" style:font-weight-complex="bold"/>
    </style:style>
    <style:style style:name="P4" style:family="paragraph" style:parent-style-name="Standard">
      <style:text-properties officeooo:rsid="00281d01" officeooo:paragraph-rsid="00281d01"/>
    </style:style>
    <style:style style:name="P5" style:family="paragraph" style:parent-style-name="Standard">
      <style:text-properties officeooo:rsid="0028479a" officeooo:paragraph-rsid="0028479a"/>
    </style:style>
    <style:style style:name="P6" style:family="paragraph" style:parent-style-name="Standard">
      <style:text-properties officeooo:rsid="0028479a" officeooo:paragraph-rsid="002956d2"/>
    </style:style>
    <style:style style:name="T1" style:family="text">
      <style:text-properties officeooo:rsid="00214c5f"/>
    </style:style>
    <style:style style:name="T2" style:family="text">
      <style:text-properties officeooo:rsid="0028479a"/>
    </style:style>
    <style:style style:name="T3" style:family="text">
      <style:text-properties officeooo:rsid="002884c8"/>
    </style:style>
    <style:style style:name="T4" style:family="text">
      <style:text-properties officeooo:rsid="00291a5b"/>
    </style:style>
    <style:style style:name="T5" style:family="text">
      <style:text-properties officeooo:rsid="002956d2"/>
    </style:style>
    <style:style style:name="T6" style:family="text">
      <style:text-properties officeooo:rsid="00299d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 King - Week 1<text:span text:style-name="T6">5</text:span> Research Project</text:p>
      <text:p text:style-name="P2"/>
      <text:p text:style-name="P3">1. Research Spring Boot vs. Spring.  Describe each.  How do they relate?  Why do we use Spring Boot? </text:p>
      <text:p text:style-name="P2"><text:a xlink:type="simple" xlink:href="https://search.brave.com/search?q=In+Java%2C+when+creating+REST+API%27s%2C+what+is+the+difference+between+Spring+and+Spring+Boot%2C+and+what+are+the+different+use+cases+for+each%3F&amp;source=web&amp;summary=1&amp;conversation=9b5a08d193f98422324320" text:style-name="Internet_20_link" text:visited-style-name="Visited_20_Internet_20_Link">https://search.brave.com/search?q=In+Java%2C+when+creating+REST+API%27s%2C+what+is+the+difference+between+Spring+and+Spring+Boot%2C+and+what+are+the+different+use+cases+for+each%3F&amp;source=web&amp;summary=1&amp;conversation=9b5a08d193f98422324320</text:a></text:p>
      <text:p text:style-name="P2"/>
      <text:p text:style-name="P4">Spring is a Java framework for assisting in the construction of web services, such as REST API's. <text:s/>It provides for detailed control and customization of the services and methods. <text:s/>Spring Boot, on the other hand, is a quick start bootstrapper that sits on top of Spring and feeds it with default configurations that allow a web project to be stood up quickly, with almost no work, at all. <text:s/><text:span text:style-name="T2">Of course, Spring Boot necessarily sacrifices the detailed control and customization of Spring, in favor of speed and simplicity.</text:span></text:p>
      <text:p text:style-name="P4"/>
      <text:p text:style-name="P5">Spring Boot, then, is typically used for small to mid-sized projects that need to be stood up quickly and easily. <text:s/>Spring, without Boot, would be used for larger, Enterprise production projects, that need to be more robust and heavily customized.</text:p>
      <text:p text:style-name="P2"/>
      <text:p text:style-name="P3">3. Describe the difference between Hibernate &amp; Spring Boot JPA </text:p>
      <text:p text:style-name="P2"><text:a xlink:type="simple" xlink:href="https://search.brave.com/search?q=In+Java%2C+when+creating+REST+API%27s%2C+what+is+the+difference+between+Hibernate+and+Spring+Boot+JPA%2C+and+what+are+the+use+cases+for+each%3F&amp;source=web&amp;summary=1&amp;conversation=0f8cc430917d55b04b20a3" text:style-name="Internet_20_link" text:visited-style-name="Visited_20_Internet_20_Link">https://search.brave.com/search?q=In+Java%2C+when+creating+REST+API%27s%2C+what+is+the+difference+between+Hibernate+and+Spring+Boot+JPA%2C+and+what+are+the+use+cases+for+each%3F&amp;source=web&amp;summary=1&amp;conversation=0f8cc430917d55b04b20a3</text:a></text:p>
      <text:p text:style-name="P2"/>
      <text:p text:style-name="P6">Hibernate is a<text:span text:style-name="T3">n Object-Relational Mapping (ORM) tool that saves Java objects in an RDBMS, using the Java Persistence API (JPA) protocol to map Java data types to SQL data types and tables</text:span><text:span text:style-name="T4">, allowing for the creation of complex SQL queries and heavy customization of the ORM layer</text:span><text:span text:style-name="T5">. <text:s/>It is JPA-provider independent. <text:s/></text:span>Similar to the above situation, with Spring vs Spring Boot, <text:span text:style-name="T5">Spring Boot JPA sits on top of Hibernate and configures it as the default JPA provider, using default pro-forma configurations that allow the Java - RDBMS setup to be done quickly and easily. <text:s/>Also similarly, however, it sacrifices the detail and customization of Hibernate, in favor of speed and simplicity.</text:span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311in" fo:margin-right="0.58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27T23:32:43.746000000</meta:creation-date>
    <meta:generator>LibreOffice/7.1.1.2$Windows_X86_64 LibreOffice_project/fe0b08f4af1bacafe4c7ecc87ce55bb426164676</meta:generator>
    <dc:date>2025-04-19T16:00:04.419000000</dc:date>
    <meta:editing-duration>PT43M44S</meta:editing-duration>
    <meta:editing-cycles>7</meta:editing-cycles>
    <meta:document-statistic meta:table-count="0" meta:image-count="0" meta:object-count="0" meta:page-count="1" meta:paragraph-count="8" meta:word-count="275" meta:character-count="2116" meta:non-whitespace-character-count="1837"/>
  </office:meta>
</office:document-meta>
</file>